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co1" style:family="table-column">
      <style:table-column-properties fo:break-before="auto" style:column-width="16.91cm"/>
    </style:style>
    <style:style style:name="co2" style:family="table-column">
      <style:table-column-properties fo:break-before="auto" style:column-width="27.014cm"/>
    </style:style>
    <style:style style:name="co3" style:family="table-column">
      <style:table-column-properties fo:break-before="auto" style:column-width="23.474cm"/>
    </style:style>
    <style:style style:name="co4" style:family="table-column">
      <style:table-column-properties fo:break-before="auto" style:column-width="31.944cm"/>
    </style:style>
    <style:style style:name="co5" style:family="table-column">
      <style:table-column-properties fo:break-before="auto" style:column-width="7.325cm"/>
    </style:style>
    <style:style style:name="co6" style:family="table-column">
      <style:table-column-properties fo:break-before="auto" style:column-width="9.83cm"/>
    </style:style>
    <style:style style:name="co7" style:family="table-column">
      <style:table-column-properties fo:break-before="auto" style:column-width="23.065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Noto Sans CJK JP"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タイトル</text:p>
          </table:table-cell>
          <table:table-cell office:value-type="string" calcext:value-type="string">
            <text:p>どんなもの？</text:p>
          </table:table-cell>
          <table:table-cell office:value-type="string" calcext:value-type="string">
            <text:p>先行研究と比べてどこがすごい？</text:p>
          </table:table-cell>
          <table:table-cell office:value-type="string" calcext:value-type="string">
            <text:p>技術や手法のキモはどこ？</text:p>
          </table:table-cell>
          <table:table-cell office:value-type="string" calcext:value-type="string">
            <text:p>どうやって有効だと検証した？</text:p>
          </table:table-cell>
          <table:table-cell office:value-type="string" calcext:value-type="string">
            <text:p>議論はある？</text:p>
          </table:table-cell>
          <table:table-cell office:value-type="string" calcext:value-type="string">
            <text:p>次に読むべき論文は？</text:p>
          </table:table-cell>
        </table:table-row>
        <table:table-row table:style-name="ro2">
          <table:table-cell office:value-type="string" calcext:value-type="string">
            <text:p>Measuring the entanglement of analogue Hawking radiation by the density-density correlation function</text:p>
          </table:table-cell>
          <table:table-cell office:value-type="string" calcext:value-type="string">
            <text:p>density-density correlation functionでHawking放射のエンタングルを測定できることを示し、planck分布からのズレを計算した。</text:p>
          </table:table-cell>
          <table:table-cell office:value-type="string" calcext:value-type="string">
            <text:p>？</text:p>
          </table:table-cell>
          <table:table-cell office:value-type="string" calcext:value-type="string">
            <text:p>, Phys. Rev. Lett. 111, 055301(2013)の手法を使った</text:p>
          </table:table-cell>
          <table:table-cell table:number-columns-repeated="2"/>
          <table:table-cell office:value-type="string" calcext:value-type="string">
            <text:p>, Phys. Rev. Lett. 111, 055301(2013)、, Phys. Rev. D 89, 105024</text:p>
            <text:p>(2014).</text:p>
          </table:table-cell>
        </table:table-row>
        <table:table-row table:style-name="ro3">
          <table:table-cell office:value-type="string" calcext:value-type="string">
            <text:p>Observation of quantum Hawking radiation and its entanglement in an analogue black hole</text:p>
          </table:table-cell>
          <table:table-cell office:value-type="string" calcext:value-type="string">
            <text:p>BECによるアナログBHでplanck分布とエンタングルを測定</text:p>
          </table:table-cell>
          <table:table-cell office:value-type="string" calcext:value-type="string">
            <text:p>BECアナログBHの初実験？</text:p>
          </table:table-cell>
          <table:table-cell office:value-type="string" calcext:value-type="string">
            <text:p>density-density correlation functionによるエンタングル測定</text:p>
          </table:table-cell>
          <table:table-cell table:number-columns-repeated="3"/>
        </table:table-row>
        <table:table-row table:style-name="ro4">
          <table:table-cell office:value-type="string" calcext:value-type="string">
            <text:p>Simulating Dirac Hamiltonian in curved space-time by split-step quantum walk（ちゃんと読みたい）</text:p>
          </table:table-cell>
          <table:table-cell office:value-type="string" calcext:value-type="string">
            <text:p>single-step SS-DQW with slight modificationでmassive Dirac</text:p>
            <text:p>particle dynamics under the influence of external abelian gauge potential and curved space-timeをシミュレートした。U(N)ゲージの場合や、２粒子の場合も計算した</text:p>
          </table:table-cell>
          <table:table-cell office:value-type="string" calcext:value-type="string">
            <text:p>先行研究（J. Phys. A 48 165001、New J. Phys. 13</text:p>
            <text:p>035002）はハミルトニアンやラグランジアンを離散化したが、この研究ではユニタリ時間発展演算子を離散化した。</text:p>
          </table:table-cell>
          <table:table-cell table:number-columns-repeated="3"/>
          <table:table-cell office:value-type="string" calcext:value-type="string">
            <text:p>モデルを拡張している。拡張の手法を参考にできるかも。arXiv:1909.02894v1、A systematic method to building Dirac quantum walks</text:p>
            <text:p>coupled to electromagnetic fields</text:p>
          </table:table-cell>
        </table:table-row>
        <table:table-row table:style-name="ro3">
          <table:table-cell office:value-type="string" calcext:value-type="string">
            <text:p>Quantum simulations with ultracoldatoms in optical lattices</text:p>
          </table:table-cell>
          <table:table-cell office:value-type="string" calcext:value-type="string">
            <text:p>ultracoldatoms in optical latticesのレビュー。読むのは後で</text:p>
          </table:table-cell>
          <table:table-cell table:number-columns-repeated="5"/>
        </table:table-row>
        <table:table-row table:style-name="ro4">
          <table:table-cell office:value-type="string" calcext:value-type="string">
            <text:p>Simulating the escape of entangled photons from the event horizon of black holes</text:p>
            <text:p>in nonuniform optical lattices</text:p>
          </table:table-cell>
          <table:table-cell office:value-type="string" calcext:value-type="string">
            <text:p><text:span text:style-name="T1">noninertial frame with a Rindler metricでのquantum walksをoptical</text:span></text:p>
            <text:p><text:span text:style-name="T1">lattice でやる。ホーキング放射とは異なるメカニズムの脱出プロセスを見つけた（quantum interferenceによるもの）</text:span></text:p>
          </table:table-cell>
          <table:table-cell office:value-type="string" calcext:value-type="string">
            <text:p>quantum entangled photons in optical latticesを直接使ってBHのシミュレートしたのは初</text:p>
          </table:table-cell>
          <table:table-cell table:number-columns-repeated="4"/>
        </table:table-row>
        <table:table-row table:style-name="ro1">
          <table:table-cell office:value-type="string" calcext:value-type="string">
            <text:p>Modeling of time with metamaterials</text:p>
          </table:table-cell>
          <table:table-cell office:value-type="string" calcext:value-type="string">
            <text:p>メタマテリアルによって時間の流れをモデルリングできるかもしれない。実験できる可能性もあり、実現すればビッグバンにおける時間の矢の出現を見れるかもしれない</text:p>
          </table:table-cell>
          <table:table-cell office:value-type="string" calcext:value-type="string">
            <text:p>Phys. Rev. Letters 105, 067402 (2010)でメタマテリアル内で空間座標がtime likeになる可能性が指摘されたが、それを宇宙論的な話題へ応用した</text:p>
          </table:table-cell>
          <table:table-cell office:value-type="string" calcext:value-type="string">
            <text:p>電場が満たす波動方程式がzを時間とみなすと、３次元時空におけるクラインゴルドン方程式になる。誘電率が断熱変化すると曲がった時空上のKGEになり、時間がたつと空間スケールが変化する。</text:p>
          </table:table-cell>
          <table:table-cell table:number-columns-repeated="2"/>
          <table:table-cell office:value-type="string" calcext:value-type="string">
            <text:p>Phys. Rev. Letters 105, 067402 (2010)メタマテリアルでのtimelike空間に関する先行研究</text:p>
          </table:table-cell>
        </table:table-row>
        <table:table-row table:style-name="ro1">
          <table:table-cell office:value-type="string" calcext:value-type="string">
            <text:p>Frequency converter implementing an optical analogue of the cosmological redshift</text:p>
          </table:table-cell>
          <table:table-cell table:number-columns-repeated="6"/>
        </table:table-row>
        <table:table-row table:style-name="ro1">
          <table:table-cell office:value-type="string" calcext:value-type="string">
            <text:p>Quantum simulation of particle pair creation near the event horizon</text:p>
          </table:table-cell>
          <table:table-cell table:number-columns-repeated="6"/>
        </table:table-row>
        <table:table-row table:style-name="ro2">
          <table:table-cell office:value-type="string" calcext:value-type="string">
            <text:p>Dirac equation in 2-dimensional curved spacetime, particle creation, and coupled waveguide arrays</text:p>
            <text:p/>
          </table:table-cell>
          <table:table-cell table:number-columns-repeated="6"/>
        </table:table-row>
        <table:table-row table:style-name="ro1">
          <table:table-cell office:value-type="string" calcext:value-type="string">
            <text:p>Hyperbolic lattices in circuit quantum electrodynamics</text:p>
          </table:table-cell>
          <table:table-cell table:number-columns-repeated="6"/>
        </table:table-row>
        <table:table-row table:style-name="ro2">
          <table:table-cell office:value-type="string" calcext:value-type="string">
            <text:p>Quantum simulation of hyperbolic space with circuit quantum electrodynamics: From graphs to geometry</text:p>
            <text:p/>
          </table:table-cell>
          <table:table-cell table:number-columns-repeated="6"/>
        </table:table-row>
        <table:table-row table:style-name="ro1">
          <table:table-cell office:value-type="string" calcext:value-type="string">
            <text:p>Page curve entanglement dynamics in an analytically solvable model</text:p>
          </table:table-cell>
          <table:table-cell office:value-type="string" calcext:value-type="string">
            <text:p>解析的に解けるフェルミオンのモデルでページカーブが出る</text:p>
          </table:table-cell>
          <table:table-cell table:number-columns-repeated="5"/>
        </table:table-row>
        <table:table-row table:style-name="ro1" table:number-rows-repeated="3">
          <table:table-cell table:number-columns-repeated="7"/>
        </table:table-row>
        <table:table-row table:style-name="ro1">
          <table:table-cell table:number-columns-repeated="2"/>
          <table:table-cell table:style-name="ce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JP" style:font-size-asian="10pt" style:language-asian="ja" style:country-asian="JP"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6:48:27.304838544</meta:creation-date>
    <dc:date>2024-07-18T11:58:04.551373804</dc:date>
    <meta:editing-duration>PT49M25S</meta:editing-duration>
    <meta:editing-cycles>3</meta:editing-cycles>
    <meta:generator>LibreOffice/7.3.7.2$Linux_X86_64 LibreOffice_project/30$Build-2</meta:generator>
    <meta:document-statistic meta:table-count="1" meta:cell-count="37" meta:object-count="0"/>
  </office:meta>
</office:document-meta>
</file>